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2d65a" officeooo:paragraph-rsid="0012d65a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2pt" officeooo:rsid="0012d65a" officeooo:paragraph-rsid="0012d65a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2d65a" officeooo:paragraph-rsid="0012d65a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46e03" officeooo:paragraph-rsid="00146e03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4cf2d" officeooo:paragraph-rsid="0014cf2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5ecaa" officeooo:paragraph-rsid="0015ecaa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6c0f6" officeooo:paragraph-rsid="0016c0f6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6c0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2">CME 435 – Verification of Digital Systems</text:p>
      <text:p text:style-name="P2">DESIGN PROJECT</text:p>
      <text:p text:style-name="P2"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yrel Kostyk</text:p>
      <text:p text:style-name="P2">tck290</text:p>
      <text:p text:style-name="P2">1121603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ecember 16<text:span text:style-name="T1">th</text:span> 2019</text:p>
      <text:p text:style-name="P3"/>
      <text:p text:style-name="P3"/>
      <text:p text:style-name="P3"/>
      <text:p text:style-name="P7"><text:soft-page-break/>General Notes on Testbench Operation</text:p>
      <text:p text:style-name="P4"/>
      <text:p text:style-name="P8">- All scripts are run by sourcing the mentor.questasim.10.3a.csh program, located in the /CMC/scripts/ directory on the ENGR-ECE linux lab machines</text:p>
      <text:p text:style-name="P8">- All scripts are ran with the assumption that they are call from the top-level project directory; i.e. they assume you will be in the cme435_design_project/ directory (the one that contains bin/, report/, etc)</text:p>
      <text:p text:style-name="P4"><text:tab/><text:span text:style-name="T3">- I do not know your directory structure so I was not able to find a way for it to run from any </text:span></text:p>
      <text:p text:style-name="P4"/>
      <text:p text:style-name="P4"/>
      <text:p text:style-name="P4"/>
      <text:p text:style-name="P4"/>
      <text:p text:style-name="P4">Design Features</text:p>
      <text:p text:style-name="P4"/>
      <text:p text:style-name="P4"/>
      <text:p text:style-name="P4"/>
      <text:p text:style-name="P4"/>
      <text:p text:style-name="P4"/>
      <text:p text:style-name="P4"/>
      <text:p text:style-name="P4">Testcases</text:p>
      <text:p text:style-name="P4"/>
      <text:p text:style-name="P4"/>
      <text:p text:style-name="P4"/>
      <text:p text:style-name="P4"/>
      <text:p text:style-name="P4"/>
      <text:p text:style-name="P4"/>
      <text:p text:style-name="P4">Embedded Bugs Detected</text:p>
      <text:p text:style-name="P4"/>
      <text:p text:style-name="P4"/>
      <text:p text:style-name="P4"/>
      <text:p text:style-name="P4"/>
      <text:p text:style-name="P4"/>
      <text:p text:style-name="P4"/>
      <text:p text:style-name="P4">Error Injections Implemented</text:p>
      <text:p text:style-name="P4"/>
      <text:p text:style-name="P4"/>
      <text:p text:style-name="P4"/>
      <text:p text:style-name="P4"/>
      <text:p text:style-name="P4"/>
      <text:p text:style-name="P6">Coverage Results</text:p>
      <text:p text:style-name="P6"/>
      <text:p text:style-name="P6"/>
      <text:p text:style-name="P6"/>
      <text:p text:style-name="P6"/>
      <text:p text:style-name="P6"/>
      <text:p text:style-name="P6"/>
      <text:p text:style-name="P4">Coverage Holes (if 100% functional coverage not detected)</text:p>
      <text:p text:style-name="P4"/>
      <text:p text:style-name="P4"/>
      <text:p text:style-name="P4"/>
      <text:p text:style-name="P4"><text:soft-page-break/></text:p>
      <text:p text:style-name="P4"/>
      <text:p text:style-name="P5">Overall Performance / Reuseability of Testbench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09:05:12.971852935</meta:creation-date>
    <dc:date>2019-12-16T10:02:52.227329429</dc:date>
    <meta:editing-duration>PT47M29S</meta:editing-duration>
    <meta:editing-cycles>5</meta:editing-cycles>
    <meta:generator>LibreOffice/5.3.6.1$Linux_X86_64 LibreOffice_project/30$Build-1</meta:generator>
    <meta:document-statistic meta:table-count="0" meta:image-count="0" meta:object-count="0" meta:page-count="3" meta:paragraph-count="18" meta:word-count="123" meta:character-count="784" meta:non-whitespace-character-count="674"/>
  </office:meta>
</office:document-meta>
</file>